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4fdf" officeooo:paragraph-rsid="000d4fdf" style:font-weight-asian="bold" style:font-weight-complex="bold"/>
    </style:style>
    <style:style style:name="P2" style:family="paragraph" style:parent-style-name="Standard">
      <style:text-properties fo:font-weight="bold" officeooo:rsid="00111738" officeooo:paragraph-rsid="00111738" style:font-weight-asian="bold" style:font-weight-complex="bold"/>
    </style:style>
    <style:style style:name="P3" style:family="paragraph" style:parent-style-name="Standard">
      <style:text-properties fo:font-weight="bold" officeooo:rsid="0011b157" officeooo:paragraph-rsid="0011b157" style:font-weight-asian="bold" style:font-weight-complex="bold"/>
    </style:style>
    <style:style style:name="P4" style:family="paragraph" style:parent-style-name="Standard">
      <style:text-properties fo:font-weight="normal" officeooo:rsid="000d4fdf" officeooo:paragraph-rsid="000d4fdf" style:font-weight-asian="normal" style:font-weight-complex="normal"/>
    </style:style>
    <style:style style:name="P5" style:family="paragraph" style:parent-style-name="Standard">
      <style:text-properties fo:font-weight="normal" officeooo:rsid="001338cb" officeooo:paragraph-rsid="001338cb" style:font-weight-asian="normal" style:font-weight-complex="normal"/>
    </style:style>
    <style:style style:name="P6" style:family="paragraph" style:parent-style-name="Standard">
      <style:text-properties fo:font-weight="normal" officeooo:rsid="00147057" officeooo:paragraph-rsid="00147057" style:font-weight-asian="normal" style:font-weight-complex="normal"/>
    </style:style>
    <style:style style:name="P7" style:family="paragraph" style:parent-style-name="Standard">
      <style:text-properties fo:font-weight="normal" officeooo:rsid="00151ed7" officeooo:paragraph-rsid="00151ed7" style:font-weight-asian="normal" style:font-weight-complex="normal"/>
    </style:style>
    <style:style style:name="P8" style:family="paragraph" style:parent-style-name="Standard">
      <style:text-properties fo:font-weight="normal" officeooo:rsid="00147057" officeooo:paragraph-rsid="00147057" style:font-weight-asian="normal" style:font-weight-complex="normal"/>
    </style:style>
    <style:style style:name="P9" style:family="paragraph" style:parent-style-name="Standard">
      <style:text-properties officeooo:paragraph-rsid="0011b157"/>
    </style:style>
    <style:style style:name="T1" style:family="text">
      <style:text-properties officeooo:rsid="000e7056"/>
    </style:style>
    <style:style style:name="T2" style:family="text">
      <style:text-properties officeooo:rsid="00147057"/>
    </style:style>
    <style:style style:name="T3" style:family="text">
      <style:text-properties fo:font-weight="normal" officeooo:rsid="0011b157" style:font-weight-asian="normal" style:font-weight-complex="normal"/>
    </style:style>
    <style:style style:name="T4" style:family="text">
      <style:text-properties fo:font-weight="normal" officeooo:rsid="001977c9" style:font-weight-asian="normal" style:font-weight-complex="normal"/>
    </style:style>
    <style:style style:name="T5" style:family="text">
      <style:text-properties officeooo:rsid="001977c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Info</text:p>
      <text:p text:style-name="P1"/>
      <text:p text:style-name="P4">The University of Saskatchewan and University of Alberta are jointly leading a Saskatchewan Ministry of Agriculture funded research project focused on mapping and quantifying the carbon in Saskatchewan’s <text:span text:style-name="T1">pasture and rangelands</text:span>. </text:p>
      <text:p text:style-name="P4"/>
      <text:p text:style-name="P4">This <text:span text:style-name="T1">five</text:span> year project will also investigate management practices that can potentially increase soil carbon, thereby helping to mitigate climate change. <text:span text:style-name="T1">The project will be looking at pasture and rangelands across all five of Saskatchewan’s soil zones: Brown, Dark Brown, Black, Dark Gray, and Gray. </text:span></text:p>
      <text:p text:style-name="P4"/>
      <text:p text:style-name="P4">The project includes researchers from the University of Saskatchewan, University of Alberta, and Agriculture and Agri-Food Canada. </text:p>
      <text:p text:style-name="P4"/>
      <text:p text:style-name="P3">Importance of Pasture and Rangeland Soils</text:p>
      <text:p text:style-name="P3"/>
      <text:p text:style-name="P5">Pasture and <text:span text:style-name="T2">r</text:span>angeland soils are important stores of soil carbon, as deep rooting perennial grasses <text:span text:style-name="T2">regularly remove carbon from the atmosphere and add it to the soil. </text:span></text:p>
      <text:p text:style-name="P5"/>
      <text:p text:style-name="P6">How much carbon rangeland grasses remove from the atmosphere varies due to climate, soil type, and management practices. Understanding how those factors interact is essential for understanding what will happen at any given location. </text:p>
      <text:p text:style-name="P6"/>
      <text:p text:style-name="P6">By increasing soil carbon, producers also benefit because soils with more carbon have more nutrients and do a better job of holding onto water. Producers that adopt management practices to improve soil carbon stocks also benefit by having more fertile soils more resilient to drought. </text:p>
      <text:p text:style-name="P6"/>
      <text:p text:style-name="P7">This project will play an important role in helping Saskatchewan understand how its soils are contributing to climate change mitigation. </text:p>
      <text:p text:style-name="P4"/>
      <text:p text:style-name="P2">Participation </text:p>
      <text:p text:style-name="P2"/>
      <text:p text:style-name="P9"><text:span text:style-name="T3">If you have land you would like to be considered for sampling, please fill out the following form and </text:span><text:span text:style-name="T4">we</text:span><text:span text:style-name="T3"> will b</text:span><text:span text:style-name="T4">e in conta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4-14T17:14:41.947819368</meta:creation-date>
    <meta:generator>LibreOffice/6.3.6.2$Windows_X86_64 LibreOffice_project/2196df99b074d8a661f4036fca8fa0cbfa33a497</meta:generator>
    <dc:date>2023-04-17T10:38:09.664000000</dc:date>
    <meta:editing-duration>PT27M49S</meta:editing-duration>
    <meta:editing-cycles>9</meta:editing-cycles>
    <meta:document-statistic meta:table-count="0" meta:image-count="0" meta:object-count="0" meta:page-count="1" meta:paragraph-count="11" meta:word-count="252" meta:character-count="1672" meta:non-whitespace-character-count="1423"/>
  </office:meta>
</office:document-meta>
</file>